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91b01e" officeooo:paragraph-rsid="0591b01e"/>
    </style:style>
    <style:style style:name="P1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18"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0"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1"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c27cb6" style:font-name-asian="NSimSun" style:font-size-asian="12pt" style:font-style-asian="normal" style:font-weight-asian="normal" style:font-name-complex="Arial1" style:font-size-complex="12pt" style:font-style-complex="normal" style:font-weight-complex="normal"/>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8b1170" style:font-name-asian="NSimSun" style:font-size-asian="12pt" style:font-style-asian="normal" style:font-weight-asian="normal" style:font-name-complex="Arial1" style:font-size-complex="12pt" style:font-style-complex="normal" style:font-weight-complex="normal"/>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2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c65666" style:font-name-asian="NSimSun" style:font-size-asian="12pt" style:font-style-asian="normal" style:font-weight-asian="normal" style:font-name-complex="Arial1" style:font-size-complex="12pt" style:font-style-complex="normal" style:font-weight-complex="normal"/>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1" style:font-size-complex="12pt" style:font-style-complex="normal" style:font-weight-complex="normal"/>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59df9"/>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c27cb6"/>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color="#000000" style:font-name="Liberation Serif" fo:font-size="12pt" fo:language="en" fo:country="GB" fo:font-weight="normal" fo:background-color="#fffffe" loext:char-shading-value="0" style:font-size-asian="12pt" style:font-size-complex="12pt"/>
    </style:style>
    <style:style style:name="T36"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37"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38"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39"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40"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41"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42"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43" style:family="text">
      <style:text-properties fo:color="#000000" style:font-name="Liberation Serif" fo:font-size="12pt" fo:language="en" fo:country="GB" fo:font-weight="normal" officeooo:rsid="05b806e6" fo:background-color="#fffffe" loext:char-shading-value="0" style:font-size-asian="12pt" style:font-size-complex="12pt"/>
    </style:style>
    <style:style style:name="T44"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45"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46"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47"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48"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49" style:family="text">
      <style:text-properties fo:color="#000000" style:text-position="super 58%" style:font-name="Liberation Serif" fo:font-size="12pt" fo:language="en" fo:country="GB" fo:font-weight="normal" officeooo:rsid="05b806e6" fo:background-color="#fffffe" loext:char-shading-value="0" style:font-size-asian="12pt" style:font-size-complex="12pt"/>
    </style:style>
    <style:style style:name="T50" style:family="text">
      <style:text-properties fo:color="#000000" style:text-position="super 58%" officeooo:rsid="05bf905c" fo:background-color="#fffffe" loext:char-shading-value="0"/>
    </style:style>
    <style:style style:name="T51" style:family="text">
      <style:text-properties fo:color="#000000" officeooo:rsid="05bf905c" fo:background-color="#fffffe" loext:char-shading-value="0"/>
    </style:style>
    <style:style style:name="T52" style:family="text">
      <style:text-properties fo:color="#000000" officeooo:rsid="05bc4980" fo:background-color="#fffffe" loext:char-shading-value="0"/>
    </style:style>
    <style:style style:name="T53" style:family="text">
      <style:text-properties officeooo:rsid="05b31793"/>
    </style:style>
    <style:style style:name="T54" style:family="text">
      <style:text-properties officeooo:rsid="05c187cf"/>
    </style:style>
    <style:style style:name="T55" style:family="text">
      <style:text-properties officeooo:rsid="05c9b3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18"><text:bookmark text:name="docs-internal-guid-bd2ab14d-7fff-5f72-8951-974cbb7cfe7b"/>Michael Mosimann</text:p>
      <text:p text:style-name="P6">Université de Genève</text:p>
      <text:p text:style-name="P6">Faculté des Sciences</text:p>
      <text:p text:style-name="P7">Département d’informatique</text:p>
      <text:p text:style-name="P8"/>
      <text:p text:style-name="P9"/>
      <text:p text:style-name="P24"><text:span text:style-name="T21"/></text:p>
      <text:p text:style-name="P12"><text:span text:style-name="T23">So far, i have posted only the baseline as submissions to test the submission process and to see what score i need to improve on. </text:span><text:span text:style-name="T24">I have been working on the code and looking around the web to have some ideas, and test some codes to see how it might improve the AI.</text:span></text:p>
      <text:p text:style-name="P11"><text:span text:style-name="T24">I </text:span><text:span text:style-name="T25">had some problems with installing some libraries, and had some memory problems as the program took a lot of memory.</text:span></text:p>
      <text:p text:style-name="P26"><text:span text:style-name="T25">I had some ram memory problems </text:span><text:span text:style-name="T54">on my mahcine</text:span><text:span text:style-name="T25">, and executing the code with Colab, seems to </text:span><text:span text:style-name="T54">make the program</text:span><text:span text:style-name="T25"> work.</text:span></text:p>
      <text:p text:style-name="P11"><text:span text:style-name="T25"/></text:p>
      <text:p text:style-name="P30"><text:span text:style-name="T26">I have tried to w</text:span><text:span text:style-name="T27">ork on</text:span><text:span text:style-name="T26"> smoke elimination, but also tried to do the speed detection</text:span><text:span text:style-name="T25">, </text:span><text:span text:style-name="T26">as I have been stuck </text:span><text:span text:style-name="T28">on </text:span><text:span text:style-name="T26">smoke elimination and haven’t made any result worth submitting. </text:span></text:p>
      <text:p text:style-name="P13"><text:span text:style-name="T26">F</text:span><text:span text:style-name="T20">or the smoke elimination, a generative model seems to be the model to use to transform the images with some smoke into images without any smoke.</text:span></text:p>
      <text:p text:style-name="P10"/>
      <text:p text:style-name="P20"><text:span text:style-name="T14">For the speed detection challenge. I tried to grayscale and it seems that </text:span><text:span text:style-name="T17">gr</text:span><text:span text:style-name="T15">ayscaling doe</text:span><text:span text:style-name="T14">s not</text:span><text:span text:style-name="T15"> improve </text:span><text:span text:style-name="T14">the score</text:span><text:span text:style-name="T15">, but worsen</text:span><text:span text:style-name="T14">s</text:span><text:span text:style-name="T15"> i</text:span><text:span text:style-name="T14">t</text:span><text:span text:style-name="T16">.</text:span></text:p>
      <text:p text:style-name="P22"/>
      <text:p text:style-name="P27">I have tried to use difference models to see if it impacts the performance of the training and might help improve the score.</text:p>
      <text:p text:style-name="P21"><text:span text:style-name="T12">The </text:span><text:span text:style-name="T34">squeezenet1_1</text:span><text:span text:style-name="T13"> </text:span><text:span text:style-name="T12">gives very bad results for the speed recognition, whereas the </text:span><text:span text:style-name="T35">resnet1</text:span><text:span text:style-name="T36">8 </text:span><text:span text:style-name="T37">improves the score a lot. </text:span></text:p>
      <text:p text:style-name="P21"><text:span text:style-name="T38">It shows how s</text:span><text:span text:style-name="T39">ome</text:span><text:span text:style-name="T38"> model</text:span><text:span text:style-name="T39">s</text:span><text:span text:style-name="T38"> can s</text:span><text:span text:style-name="T40">olve more efficiently</text:span><text:span text:style-name="T39"> some problems c</text:span><text:span text:style-name="T40">ompared to</text:span><text:span text:style-name="T39"> others </text:span><text:span text:style-name="T40">models</text:span><text:span text:style-name="T39">, whereas with another problem, the same model could do poorly</text:span><text:span text:style-name="T38">.</text:span></text:p>
      <text:p text:style-name="P32"><text:span text:style-name="T38">T</text:span><text:span text:style-name="T35">he resnet34 improves a little bit the score, but the major downside is that it’s take a lot of time to train/compute it, </text:span><text:span text:style-name="T41">due to the complexity of the model.</text:span></text:p>
      <text:p text:style-name="P32"><text:span text:style-name="T41"/></text:p>
      <text:p text:style-name="P29"><text:soft-page-break/><text:span text:style-name="T21">A</text:span><text:span text:style-name="T22">t</text:span><text:span text:style-name="T21"> the </text:span><text:span text:style-name="T22">beginnings</text:span><text:span text:style-name="T21">, </text:span><text:span text:style-name="T22">there was</text:span><text:span text:style-name="T21"> not much discussion </text:span><text:span text:style-name="T22">between participants</text:span><text:span text:style-name="T21"> in the discussion tab</text:span><text:span text:style-name="T22">s of the AI Blitz challenges</text:span><text:span text:style-name="T21">. </text:span><text:span text:style-name="T22">It was mostly bug reports, like </text:span><text:span text:style-name="T21">about submission limits.</text:span></text:p>
      <text:p text:style-name="P25"/>
      <text:p text:style-name="P31"><text:span text:style-name="T29">So far, it seems that the participants aren’t discussing with each others, only one has giving some h</text:span><text:span text:style-name="T30">elp</text:span><text:span text:style-name="T29"> to possibly improve the score, </text:span><text:span text:style-name="T31">at this point of writing(14.05.2021)</text:span><text:span text:style-name="T29">. </text:span><text:span text:style-name="T30">The hint is to sort by index, as the resulting file isn’t sorted, and it has improved the score of the file. </text:span><text:span text:style-name="T32">The user is called V</text:span><text:span text:style-name="T33">ictorkras2008.</text:span></text:p>
      <text:p text:style-name="P15"/>
      <text:p text:style-name="P14"><text:span text:style-name="T41">L</text:span><text:span text:style-name="T44">ooking at the leaderboard, it’s interesting to note that the person holding the first place, holds the first place on most of all the challenges in the blitz, and holds the t</text:span><text:span text:style-name="T43">hird </text:span><text:span text:style-name="T44">place on the others</text:span><text:span text:style-name="T43">, before th 19</text:span><text:span text:style-name="T49">th</text:span><text:span text:style-name="T43"> of may, the position was second place</text:span><text:span text:style-name="T44">.</text:span></text:p>
      <text:p text:style-name="P14"><text:span text:style-name="T44"><text:s/></text:span><text:span text:style-name="T42">It does shows that it attracts some good AI programmers, </text:span><text:span text:style-name="T45">as t</text:span><text:span text:style-name="T18">he participants are really good at improving the score.</text:span></text:p>
      <text:p text:style-name="P14"><text:span text:style-name="T18"><text:s/></text:span><text:span text:style-name="T19">With these observations, it leads me to think that most participants are more in a competitive state than a helpful mindset, which the cause might be to win the reward. </text:span></text:p>
      <text:p text:style-name="P16"/>
      <text:p text:style-name="P17">I checked the AIcrowd discord to see if the participants used this to help each other. For this challenge, the AIBlitz room was used to complain about the baseline giving a perfect score for the first challenge, and so far, it seems the participant doesn’t help each other for this, although the discussions in the some of the other rooms show that the participants do chat with each others.</text:p>
      <text:p text:style-name="P17"/>
      <text:p text:style-name="P19"><text:span text:style-name="T46">The participants of A</text:span><text:span text:style-name="T48">I</text:span><text:span text:style-name="T46">crowd can use the </text:span><text:a xlink:type="simple" xlink:href="https://discourse.aicrowd.com/" text:style-name="Internet_20_link" text:visited-style-name="Visited_20_Internet_20_Link">https://discourse.aicrowd.com/</text:a><text:span text:style-name="T46"> page or discord to chat, either with the other participants or staff members. </text:span><text:span text:style-name="T47">About 1411 members on discord.</text:span></text:p>
      <text:p text:style-name="P19"><text:span text:style-name="T47"/></text:p>
      <text:p text:style-name="P23"><text:span text:style-name="T52">At this time of writing this line, (16.05.2021), there is 123 participants and 12 teams. </text:span><text:span text:style-name="T51">On th 19</text:span><text:span text:style-name="T50">th</text:span><text:span text:style-name="T51"> of may, there is 144 participants and 13 teams.</text:span></text:p>
      <text:p text:style-name="P23"><text:span text:style-name="T5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2</text:page-number><text:s/><text:span text:style-name="MT7">sur </text:span><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19T10:15:21.796000000</dc:date>
    <meta:editing-duration>P3DT1H30M18S</meta:editing-duration>
    <meta:editing-cycles>1122</meta:editing-cycles>
    <meta:generator>LibreOffice/6.3.4.2$Windows_X86_64 LibreOffice_project/60da17e045e08f1793c57c00ba83cdfce946d0aa</meta:generator>
    <meta:document-statistic meta:table-count="0" meta:image-count="0" meta:object-count="0" meta:page-count="2" meta:paragraph-count="26" meta:word-count="601" meta:character-count="3450" meta:non-whitespace-character-count="2870"/>
  </office:meta>
</office:document-meta>
</file>